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2.41pt double #000000" style:border-line-width-top="0.021cm 0.021cm 0.042cm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order-bottom="1.96pt double #000000" style:border-line-width-bottom="0.023cm 0.023cm 0.023cm" fo:border-left="none" fo:border-right="none" fo:border-top="1.96pt double #000000" style:border-line-width-top="0.023cm 0.023cm 0.023cm" style:vertical-align="top"/>
    </style:style>
    <style:style style:name="ce5" style:family="table-cell" style:parent-style-name="Default">
      <style:table-cell-properties fo:border-bottom="1.96pt double #000000" style:border-line-width-bottom="0.023cm 0.023cm 0.023cm" fo:border-left="none" fo:border-right="none" fo:border-top="none" style:vertical-align="top"/>
    </style:style>
    <style:style style:name="ce6" style:family="table-cell" style:parent-style-name="Default">
      <style:table-cell-properties fo:border-bottom="none" fo:border-left="none" fo:border-right="none" fo:border-top="1.96pt double #000000" style:border-line-width-top="0.023cm 0.023cm 0.023cm" style:vertical-align="top"/>
    </style:style>
    <style:style style:name="ce7" style:family="table-cell" style:parent-style-name="Default">
      <style:table-cell-properties fo:border-bottom="none" style:text-align-source="value-type" style:repeat-content="false" fo:border-left="none" fo:border-right="none" fo:border-top="2.41pt double #000000" style:border-line-width-top="0.021cm 0.021cm 0.042cm" style:vertical-align="top"/>
    </style:style>
    <style:style style:name="ce8" style:family="table-cell" style:parent-style-name="Default">
      <style:table-cell-properties style:text-align-source="value-type" style:repeat-content="false" style:vertical-align="top"/>
    </style:style>
    <style:style style:name="ce9" style:family="table-cell" style:parent-style-name="Default">
      <style:table-cell-properties fo:border-bottom="none" style:text-align-source="value-type" style:repeat-content="false" fo:border-left="none" fo:border-right="none" fo:border-top="1.96pt double #000000" style:border-line-width-top="0.023cm 0.023cm 0.023cm" style:vertical-align="top"/>
    </style:style>
    <style:style style:name="ce10" style:family="table-cell" style:parent-style-name="Default">
      <style:table-cell-properties fo:border-bottom="1.96pt double #000000" style:border-line-width-bottom="0.023cm 0.023cm 0.023cm" style:text-align-source="value-type" style:repeat-content="false" fo:border-left="none" fo:border-right="none" fo:border-top="none" style:vertical-align="top"/>
    </style:style>
    <style:style style:name="ce11" style:family="table-cell" style:parent-style-name="Default">
      <style:table-cell-properties fo:border-bottom="none" fo:border-left="none" fo:border-right="none" fo:border-top="1.96pt double #000000" style:border-line-width-top="0.023cm 0.023cm 0.023cm"/>
    </style:style>
    <style:style style:name="ce12" style:family="table-cell" style:parent-style-name="Default">
      <style:table-cell-properties fo:border-bottom="1.96pt double #000000" style:border-line-width-bottom="0.023cm 0.023cm 0.023cm" fo:border-left="none" fo:border-right="none" fo:border-top="none"/>
    </style:style>
    <style:style style:name="ce13" style:family="table-cell" style:parent-style-name="Default">
      <style:table-cell-properties fo:border="none" style:vertical-align="top"/>
    </style:style>
    <style:style style:name="ce14" style:family="table-cell" style:parent-style-name="Default">
      <style:table-cell-properties fo:border-bottom="none" fo:border-left="none" fo:border-right="none" fo:border-top="1.5pt solid #000000" style:vertical-align="top"/>
    </style:style>
    <style:style style:name="ce15" style:family="table-cell" style:parent-style-name="Default">
      <style:table-cell-properties fo:border-bottom="1.5pt solid #000000" fo:border-left="none" fo:border-right="none" fo:border-top="none" style:vertical-align="top"/>
    </style:style>
    <style:style style:name="ce16" style:family="table-cell" style:parent-style-name="Default">
      <style:table-cell-properties fo:border-bottom="none" style:text-align-source="value-type" style:repeat-content="false" fo:border-left="none" fo:border-right="none" fo:border-top="1.5pt solid #000000" style:vertical-align="top"/>
    </style:style>
    <style:style style:name="ce17" style:family="table-cell" style:parent-style-name="Default">
      <style:table-cell-properties fo:border-bottom="1.5pt solid #000000" style:text-align-source="value-type" style:repeat-content="false" fo:border-left="none" fo:border-right="none" fo:border-top="none" style:vertical-align="top"/>
    </style:style>
    <style:style style:name="ce18" style:family="table-cell" style:parent-style-name="Default">
      <style:table-cell-properties style:text-align-source="value-type" style:repeat-content="false" fo:border="none" style:vertical-align="top"/>
    </style:style>
    <style:style style:name="ce19" style:family="table-cell" style:parent-style-name="Default">
      <style:table-cell-properties fo:border-bottom="none" fo:border-left="none" fo:border-right="none" fo:border-top="1.5pt solid #000000"/>
    </style:style>
    <style:style style:name="ce20" style:family="table-cell" style:parent-style-name="Default">
      <style:table-cell-properties fo:border-bottom="1.5pt solid #000000" fo:border-left="none" fo:border-right="none" fo:border-top="none"/>
    </style:style>
    <style:style style:name="ce21" style:family="table-cell" style:parent-style-name="Default">
      <style:table-cell-properties fo:border="none"/>
    </style:style>
  </office:automatic-styles>
  <office:body>
    <office:spreadsheet>
      <table:table table:name="Befor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県</text:p>
          </table:table-cell>
          <table:table-cell office:value-type="string" calcext:value-type="string">
            <text:p>市</text:p>
          </table:table-cell>
          <table:table-cell office:value-type="string" calcext:value-type="string">
            <text:p>ルーター</text:p>
          </table:table-cell>
          <table:table-cell office:value-type="string" calcext:value-type="string">
            <text:p>ホスト名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大阪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１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大阪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2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大阪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3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大阪市</text:p>
          </table:table-cell>
          <table:table-cell office:value-type="string" calcext:value-type="string">
            <text:p>RTX1100</text:p>
          </table:table-cell>
          <table:table-cell office:value-type="string" calcext:value-type="string">
            <text:p>ルータ4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東大阪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5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東大阪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6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東大阪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7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八尾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8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八尾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9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八尾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0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八尾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1</text:p>
          </table:table-cell>
        </table:table-row>
        <table:table-row table:style-name="ro1">
          <table:table-cell office:value-type="string" calcext:value-type="string">
            <text:p>大阪府</text:p>
          </table:table-cell>
          <table:table-cell office:value-type="string" calcext:value-type="string">
            <text:p>八尾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2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京都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3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京都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4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京都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5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京都市</text:p>
          </table:table-cell>
          <table:table-cell office:value-type="string" calcext:value-type="string">
            <text:p>RTX1100</text:p>
          </table:table-cell>
          <table:table-cell office:value-type="string" calcext:value-type="string">
            <text:p>ルータ16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京都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7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京都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8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宇治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9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宇治市</text:p>
          </table:table-cell>
          <table:table-cell office:value-type="string" calcext:value-type="string">
            <text:p>RTX1100</text:p>
          </table:table-cell>
          <table:table-cell office:value-type="string" calcext:value-type="string">
            <text:p>ルータ20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宇治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21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宇治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22</text:p>
          </table:table-cell>
        </table:table-row>
        <table:table-row table:style-name="ro1">
          <table:table-cell office:value-type="string" calcext:value-type="string">
            <text:p>京都府</text:p>
          </table:table-cell>
          <table:table-cell office:value-type="string" calcext:value-type="string">
            <text:p>伊丹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23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宝塚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24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宝塚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25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宝塚市</text:p>
          </table:table-cell>
          <table:table-cell office:value-type="string" calcext:value-type="string">
            <text:p>RTX1100</text:p>
          </table:table-cell>
          <table:table-cell office:value-type="string" calcext:value-type="string">
            <text:p>ルータ26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宝塚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27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宝塚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28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宝塚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29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神戸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30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神戸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31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神戸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32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神戸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33</text:p>
          </table:table-cell>
        </table:table-row>
        <table:table-row table:style-name="ro1">
          <table:table-cell office:value-type="string" calcext:value-type="string">
            <text:p>兵庫県</text:p>
          </table:table-cell>
          <table:table-cell office:value-type="string" calcext:value-type="string">
            <text:p>神戸市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34</text:p>
          </table:table-cell>
        </table:table-row>
      </table:table>
      <table:table table:name="After_Image" table:style-name="ta1">
        <table:table-column table:style-name="co1" table:number-columns-repeated="2" table:default-cell-style-name="ce3"/>
        <table:table-column table:style-name="co2" table:default-cell-style-name="ce8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row table:style-name="ro1">
          <table:table-cell table:style-name="ce1" office:value-type="string" calcext:value-type="string">
            <text:p>県</text:p>
          </table:table-cell>
          <table:table-cell table:style-name="ce1" office:value-type="string" calcext:value-type="string">
            <text:p>市</text:p>
          </table:table-cell>
          <table:table-cell table:style-name="ce1" office:value-type="string" calcext:value-type="string">
            <text:p>内訳</text:p>
          </table:table-cell>
          <table:table-cell office:value-type="string" calcext:value-type="string">
            <text:p>ルーター</text:p>
          </table:table-cell>
          <table:table-cell office:value-type="string" calcext:value-type="string">
            <text:p>ホスト名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12">
            <text:p>大阪府</text:p>
          </table:table-cell>
          <table:table-cell table:style-name="ce2" office:value-type="string" calcext:value-type="string" table:number-columns-spanned="1" table:number-rows-spanned="4">
            <text:p>大阪市</text:p>
          </table:table-cell>
          <table:table-cell table:style-name="ce7" office:value-type="string" calcext:value-type="string" table:number-columns-spanned="1" table:number-rows-spanned="4">
            <text:p>ルータ１: RTX1200</text:p>
            <text:p>ルータ2: RTX1200</text:p>
            <text:p>ルータ3: RTX1200</text:p>
            <text:p>ルータ4: RTX1100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１</text:p>
          </table:table-cell>
          <table:table-cell table:formula="of:=[.E2] &amp; &quot;: &quot; &amp;[.D2]" office:value-type="string" office:string-value="ルータ１: RTX1200" calcext:value-type="string">
            <text:p>ルータ１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2</text:p>
          </table:table-cell>
          <table:table-cell table:formula="of:=[.E3] &amp; &quot;: &quot; &amp;[.D3]" office:value-type="string" office:string-value="ルータ2: RTX1200" calcext:value-type="string">
            <text:p>ルータ2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3</text:p>
          </table:table-cell>
          <table:table-cell table:formula="of:=[.E4] &amp; &quot;: &quot; &amp;[.D4]" office:value-type="string" office:string-value="ルータ3: RTX1200" calcext:value-type="string">
            <text:p>ルータ3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100</text:p>
          </table:table-cell>
          <table:table-cell office:value-type="string" calcext:value-type="string">
            <text:p>ルータ4</text:p>
          </table:table-cell>
          <table:table-cell table:formula="of:=[.E5] &amp; &quot;: &quot; &amp;[.D5]" office:value-type="string" office:string-value="ルータ4: RTX1100" calcext:value-type="string">
            <text:p>ルータ4: RTX1100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3">
            <text:p>東大阪市</text:p>
          </table:table-cell>
          <table:table-cell office:value-type="string" calcext:value-type="string" table:number-columns-spanned="1" table:number-rows-spanned="3">
            <text:p>ルータ5: RTX1200</text:p>
            <text:p>ルータ6: RTX1200</text:p>
            <text:p>ルータ7: RTX1200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5</text:p>
          </table:table-cell>
          <table:table-cell table:formula="of:=[.E6] &amp; &quot;: &quot; &amp;[.D6]" office:value-type="string" office:string-value="ルータ5: RTX1200" calcext:value-type="string">
            <text:p>ルータ5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6</text:p>
          </table:table-cell>
          <table:table-cell table:formula="of:=[.E7] &amp; &quot;: &quot; &amp;[.D7]" office:value-type="string" office:string-value="ルータ6: RTX1200" calcext:value-type="string">
            <text:p>ルータ6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7</text:p>
          </table:table-cell>
          <table:table-cell table:formula="of:=[.E8] &amp; &quot;: &quot; &amp;[.D8]" office:value-type="string" office:string-value="ルータ7: RTX1200" calcext:value-type="string">
            <text:p>ルータ7: RTX1200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八尾市</text:p>
          </table:table-cell>
          <table:table-cell office:value-type="string" calcext:value-type="string" table:number-columns-spanned="1" table:number-rows-spanned="5">
            <text:p>ルータ8: RTX1200</text:p>
            <text:p>ルータ9: RTX1200</text:p>
            <text:p>ルータ10: RTX1200</text:p>
            <text:p>ルータ11: RTX1200</text:p>
            <text:p>ルータ12: RTX1200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8</text:p>
          </table:table-cell>
          <table:table-cell table:formula="of:=[.E9] &amp; &quot;: &quot; &amp;[.D9]" office:value-type="string" office:string-value="ルータ8: RTX1200" calcext:value-type="string">
            <text:p>ルータ8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9</text:p>
          </table:table-cell>
          <table:table-cell table:formula="of:=[.E10] &amp; &quot;: &quot; &amp;[.D10]" office:value-type="string" office:string-value="ルータ9: RTX1200" calcext:value-type="string">
            <text:p>ルータ9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10</text:p>
          </table:table-cell>
          <table:table-cell table:formula="of:=[.E11] &amp; &quot;: &quot; &amp;[.D11]" office:value-type="string" office:string-value="ルータ10: RTX1200" calcext:value-type="string">
            <text:p>ルータ10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11</text:p>
          </table:table-cell>
          <table:table-cell table:formula="of:=[.E12] &amp; &quot;: &quot; &amp;[.D12]" office:value-type="string" office:string-value="ルータ11: RTX1200" calcext:value-type="string">
            <text:p>ルータ11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12</text:p>
          </table:table-cell>
          <table:table-cell table:formula="of:=[.E13] &amp; &quot;: &quot; &amp;[.D13]" office:value-type="string" office:string-value="ルータ12: RTX1200" calcext:value-type="string">
            <text:p>ルータ12: RTX12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1">
            <text:p>京都府</text:p>
          </table:table-cell>
          <table:table-cell table:style-name="ce6" office:value-type="string" calcext:value-type="string" table:number-columns-spanned="1" table:number-rows-spanned="6">
            <text:p>京都市</text:p>
          </table:table-cell>
          <table:table-cell table:style-name="ce9" office:value-type="string" calcext:value-type="string" table:number-columns-spanned="1" table:number-rows-spanned="6">
            <text:p>ルータ13: RTX1200</text:p>
            <text:p>ルータ14: RTX1200</text:p>
            <text:p>ルータ15: RTX1200</text:p>
            <text:p>ルータ16: RTX1100</text:p>
            <text:p>ルータ17: RTX1200</text:p>
            <text:p>ルータ18: RTX1200</text:p>
          </table:table-cell>
          <table:table-cell table:style-name="ce11" office:value-type="string" calcext:value-type="string">
            <text:p>RTX1200</text:p>
          </table:table-cell>
          <table:table-cell table:style-name="ce11" office:value-type="string" calcext:value-type="string">
            <text:p>ルータ13</text:p>
          </table:table-cell>
          <table:table-cell table:formula="of:=[.E14] &amp; &quot;: &quot; &amp;[.D14]" office:value-type="string" office:string-value="ルータ13: RTX1200" calcext:value-type="string">
            <text:p>ルータ13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14</text:p>
          </table:table-cell>
          <table:table-cell table:formula="of:=[.E15] &amp; &quot;: &quot; &amp;[.D15]" office:value-type="string" office:string-value="ルータ14: RTX1200" calcext:value-type="string">
            <text:p>ルータ14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15</text:p>
          </table:table-cell>
          <table:table-cell table:formula="of:=[.E16] &amp; &quot;: &quot; &amp;[.D16]" office:value-type="string" office:string-value="ルータ15: RTX1200" calcext:value-type="string">
            <text:p>ルータ15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100</text:p>
          </table:table-cell>
          <table:table-cell office:value-type="string" calcext:value-type="string">
            <text:p>ルータ16</text:p>
          </table:table-cell>
          <table:table-cell table:formula="of:=[.E17] &amp; &quot;: &quot; &amp;[.D17]" office:value-type="string" office:string-value="ルータ16: RTX1100" calcext:value-type="string">
            <text:p>ルータ16: RTX11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17</text:p>
          </table:table-cell>
          <table:table-cell table:formula="of:=[.E18] &amp; &quot;: &quot; &amp;[.D18]" office:value-type="string" office:string-value="ルータ17: RTX1200" calcext:value-type="string">
            <text:p>ルータ17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18</text:p>
          </table:table-cell>
          <table:table-cell table:formula="of:=[.E19] &amp; &quot;: &quot; &amp;[.D19]" office:value-type="string" office:string-value="ルータ18: RTX1200" calcext:value-type="string">
            <text:p>ルータ18: RTX1200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4">
            <text:p>宇治市</text:p>
          </table:table-cell>
          <table:table-cell office:value-type="string" calcext:value-type="string" table:number-columns-spanned="1" table:number-rows-spanned="4">
            <text:p>ルータ19: RTX1200</text:p>
            <text:p>ルータ20: RTX1100</text:p>
            <text:p>ルータ21: RTX1200</text:p>
            <text:p>ルータ22: RTX1200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9</text:p>
          </table:table-cell>
          <table:table-cell table:formula="of:=[.E20] &amp; &quot;: &quot; &amp;[.D20]" office:value-type="string" office:string-value="ルータ19: RTX1200" calcext:value-type="string">
            <text:p>ルータ19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100</text:p>
          </table:table-cell>
          <table:table-cell office:value-type="string" calcext:value-type="string">
            <text:p>ルータ20</text:p>
          </table:table-cell>
          <table:table-cell table:formula="of:=[.E21] &amp; &quot;: &quot; &amp;[.D21]" office:value-type="string" office:string-value="ルータ20: RTX1100" calcext:value-type="string">
            <text:p>ルータ20: RTX11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21</text:p>
          </table:table-cell>
          <table:table-cell table:formula="of:=[.E22] &amp; &quot;: &quot; &amp;[.D22]" office:value-type="string" office:string-value="ルータ21: RTX1200" calcext:value-type="string">
            <text:p>ルータ21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22</text:p>
          </table:table-cell>
          <table:table-cell table:formula="of:=[.E23] &amp; &quot;: &quot; &amp;[.D23]" office:value-type="string" office:string-value="ルータ22: RTX1200" calcext:value-type="string">
            <text:p>ルータ22: RTX1200</text:p>
          </table:table-cell>
        </table:table-row>
        <table:table-row table:style-name="ro1">
          <table:covered-table-cell table:style-name="ce5"/>
          <table:table-cell table:style-name="ce5" office:value-type="string" calcext:value-type="string">
            <text:p>伊丹市</text:p>
          </table:table-cell>
          <table:table-cell table:style-name="ce10" office:value-type="string" calcext:value-type="string">
            <text:p>ルータ23: RTX1200</text:p>
          </table:table-cell>
          <table:table-cell table:style-name="ce12" office:value-type="string" calcext:value-type="string">
            <text:p>RTX1200</text:p>
          </table:table-cell>
          <table:table-cell table:style-name="ce12" office:value-type="string" calcext:value-type="string">
            <text:p>ルータ23</text:p>
          </table:table-cell>
          <table:table-cell table:formula="of:=[.E24] &amp; &quot;: &quot; &amp;[.D24]" office:value-type="string" office:string-value="ルータ23: RTX1200" calcext:value-type="string">
            <text:p>ルータ23: RTX1200</text:p>
          </table:table-cell>
        </table:table-row>
        <table:table-row table:style-name="ro1">
          <table:table-cell office:value-type="string" calcext:value-type="string" table:number-columns-spanned="1" table:number-rows-spanned="11">
            <text:p>兵庫県</text:p>
          </table:table-cell>
          <table:table-cell office:value-type="string" calcext:value-type="string" table:number-columns-spanned="1" table:number-rows-spanned="6">
            <text:p>宝塚市</text:p>
          </table:table-cell>
          <table:table-cell office:value-type="string" calcext:value-type="string" table:number-columns-spanned="1" table:number-rows-spanned="6">
            <text:p>ルータ24: RTX1200</text:p>
            <text:p>ルータ25: RTX1200</text:p>
            <text:p>ルータ26: RTX1100</text:p>
            <text:p>ルータ27: RTX1200</text:p>
            <text:p>ルータ28: RTX1200</text:p>
            <text:p>ルータ29: RTX1200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24</text:p>
          </table:table-cell>
          <table:table-cell table:formula="of:=[.E25] &amp; &quot;: &quot; &amp;[.D25]" office:value-type="string" office:string-value="ルータ24: RTX1200" calcext:value-type="string">
            <text:p>ルータ24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25</text:p>
          </table:table-cell>
          <table:table-cell table:formula="of:=[.E26] &amp; &quot;: &quot; &amp;[.D26]" office:value-type="string" office:string-value="ルータ25: RTX1200" calcext:value-type="string">
            <text:p>ルータ25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100</text:p>
          </table:table-cell>
          <table:table-cell office:value-type="string" calcext:value-type="string">
            <text:p>ルータ26</text:p>
          </table:table-cell>
          <table:table-cell table:formula="of:=[.E27] &amp; &quot;: &quot; &amp;[.D27]" office:value-type="string" office:string-value="ルータ26: RTX1100" calcext:value-type="string">
            <text:p>ルータ26: RTX11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27</text:p>
          </table:table-cell>
          <table:table-cell table:formula="of:=[.E28] &amp; &quot;: &quot; &amp;[.D28]" office:value-type="string" office:string-value="ルータ27: RTX1200" calcext:value-type="string">
            <text:p>ルータ27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28</text:p>
          </table:table-cell>
          <table:table-cell table:formula="of:=[.E29] &amp; &quot;: &quot; &amp;[.D29]" office:value-type="string" office:string-value="ルータ28: RTX1200" calcext:value-type="string">
            <text:p>ルータ28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29</text:p>
          </table:table-cell>
          <table:table-cell table:formula="of:=[.E30] &amp; &quot;: &quot; &amp;[.D30]" office:value-type="string" office:string-value="ルータ29: RTX1200" calcext:value-type="string">
            <text:p>ルータ29: RTX1200</text:p>
          </table:table-cell>
        </table:table-row>
        <table:table-row table:style-name="ro1">
          <table:covered-table-cell/>
          <table:table-cell office:value-type="string" calcext:value-type="string" table:number-columns-spanned="1" table:number-rows-spanned="5">
            <text:p>神戸市</text:p>
          </table:table-cell>
          <table:table-cell office:value-type="string" calcext:value-type="string" table:number-columns-spanned="1" table:number-rows-spanned="5">
            <text:p>ルータ30: RTX1200</text:p>
            <text:p>ルータ31: RTX1200</text:p>
            <text:p>ルータ32: RTX1200</text:p>
            <text:p>ルータ33: RTX1200</text:p>
            <text:p>ルータ34: RTX1200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30</text:p>
          </table:table-cell>
          <table:table-cell table:formula="of:=[.E31] &amp; &quot;: &quot; &amp;[.D31]" office:value-type="string" office:string-value="ルータ30: RTX1200" calcext:value-type="string">
            <text:p>ルータ30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31</text:p>
          </table:table-cell>
          <table:table-cell table:formula="of:=[.E32] &amp; &quot;: &quot; &amp;[.D32]" office:value-type="string" office:string-value="ルータ31: RTX1200" calcext:value-type="string">
            <text:p>ルータ31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32</text:p>
          </table:table-cell>
          <table:table-cell table:formula="of:=[.E33] &amp; &quot;: &quot; &amp;[.D33]" office:value-type="string" office:string-value="ルータ32: RTX1200" calcext:value-type="string">
            <text:p>ルータ32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33</text:p>
          </table:table-cell>
          <table:table-cell table:formula="of:=[.E34] &amp; &quot;: &quot; &amp;[.D34]" office:value-type="string" office:string-value="ルータ33: RTX1200" calcext:value-type="string">
            <text:p>ルータ33: RTX1200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X1200</text:p>
          </table:table-cell>
          <table:table-cell office:value-type="string" calcext:value-type="string">
            <text:p>ルータ34</text:p>
          </table:table-cell>
          <table:table-cell table:formula="of:=[.E35] &amp; &quot;: &quot; &amp;[.D35]" office:value-type="string" office:string-value="ルータ34: RTX1200" calcext:value-type="string">
            <text:p>ルータ34: RTX1200</text:p>
          </table:table-cell>
        </table:table-row>
      </table:table>
      <table:table table:name="After_Image2" table:style-name="ta1">
        <table:table-column table:style-name="co5" table:default-cell-style-name="ce3"/>
        <table:table-column table:style-name="co1" table:default-cell-style-name="ce3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大阪府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3"/>
          <table:table-cell table:style-name="ce1" office:value-type="string" calcext:value-type="string">
            <text:p>市</text:p>
          </table:table-cell>
          <table:table-cell table:style-name="ce1" office:value-type="string" calcext:value-type="string">
            <text:p>内訳</text:p>
          </table:table-cell>
          <table:table-cell table:style-name="ce1" office:value-type="string" calcext:value-type="string">
            <text:p>ルーター</text:p>
          </table:table-cell>
          <table:table-cell table:style-name="ce1" office:value-type="string" calcext:value-type="string">
            <text:p>ホスト名</text:p>
          </table:table-cell>
          <table:table-cell/>
        </table:table-row>
        <table:table-row table:style-name="ro1">
          <table:table-cell table:style-name="ce13"/>
          <table:table-cell table:style-name="ce14" office:value-type="string" calcext:value-type="string" table:number-columns-spanned="1" table:number-rows-spanned="4">
            <text:p>大阪市</text:p>
          </table:table-cell>
          <table:table-cell table:style-name="ce16" office:value-type="string" calcext:value-type="string" table:number-columns-spanned="1" table:number-rows-spanned="4">
            <text:p>ルータ１: RTX1200</text:p>
            <text:p>ルータ2: RTX1200</text:p>
            <text:p>ルータ3: RTX1200</text:p>
            <text:p>ルータ4: RTX1100</text:p>
          </table:table-cell>
          <table:table-cell table:style-name="ce19" office:value-type="string" calcext:value-type="string">
            <text:p>RTX1200</text:p>
          </table:table-cell>
          <table:table-cell table:style-name="ce19" office:value-type="string" calcext:value-type="string">
            <text:p>ルータ１</text:p>
          </table:table-cell>
          <table:table-cell table:style-name="ce19" table:formula="of:=[.E3] &amp; &quot;: &quot; &amp;[.D3]" office:value-type="string" office:string-value="ルータ１: RTX1200" calcext:value-type="string">
            <text:p>ルータ１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2</text:p>
          </table:table-cell>
          <table:table-cell table:formula="of:=[.E4] &amp; &quot;: &quot; &amp;[.D4]" office:value-type="string" office:string-value="ルータ2: RTX1200" calcext:value-type="string">
            <text:p>ルータ2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3</text:p>
          </table:table-cell>
          <table:table-cell table:formula="of:=[.E5] &amp; &quot;: &quot; &amp;[.D5]" office:value-type="string" office:string-value="ルータ3: RTX1200" calcext:value-type="string">
            <text:p>ルータ3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100</text:p>
          </table:table-cell>
          <table:table-cell office:value-type="string" calcext:value-type="string">
            <text:p>ルータ4</text:p>
          </table:table-cell>
          <table:table-cell table:formula="of:=[.E6] &amp; &quot;: &quot; &amp;[.D6]" office:value-type="string" office:string-value="ルータ4: RTX1100" calcext:value-type="string">
            <text:p>ルータ4: RTX1100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東大阪市</text:p>
          </table:table-cell>
          <table:table-cell office:value-type="string" calcext:value-type="string" table:number-columns-spanned="1" table:number-rows-spanned="3">
            <text:p>ルータ5: RTX1200</text:p>
            <text:p>ルータ6: RTX1200</text:p>
            <text:p>ルータ7: RTX1200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5</text:p>
          </table:table-cell>
          <table:table-cell table:formula="of:=[.E7] &amp; &quot;: &quot; &amp;[.D7]" office:value-type="string" office:string-value="ルータ5: RTX1200" calcext:value-type="string">
            <text:p>ルータ5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6</text:p>
          </table:table-cell>
          <table:table-cell table:formula="of:=[.E8] &amp; &quot;: &quot; &amp;[.D8]" office:value-type="string" office:string-value="ルータ6: RTX1200" calcext:value-type="string">
            <text:p>ルータ6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7</text:p>
          </table:table-cell>
          <table:table-cell table:formula="of:=[.E9] &amp; &quot;: &quot; &amp;[.D9]" office:value-type="string" office:string-value="ルータ7: RTX1200" calcext:value-type="string">
            <text:p>ルータ7: RTX1200</text:p>
          </table:table-cell>
        </table:table-row>
        <table:table-row table:style-name="ro1">
          <table:table-cell/>
          <table:table-cell table:style-name="ce15" office:value-type="string" calcext:value-type="string" table:number-columns-spanned="1" table:number-rows-spanned="5">
            <text:p>八尾市</text:p>
          </table:table-cell>
          <table:table-cell table:style-name="ce17" office:value-type="string" calcext:value-type="string" table:number-columns-spanned="1" table:number-rows-spanned="5">
            <text:p>ルータ8: RTX1200</text:p>
            <text:p>ルータ9: RTX1200</text:p>
            <text:p>ルータ10: RTX1200</text:p>
            <text:p>ルータ11: RTX1200</text:p>
            <text:p>ルータ12: RTX1200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8</text:p>
          </table:table-cell>
          <table:table-cell table:formula="of:=[.E10] &amp; &quot;: &quot; &amp;[.D10]" office:value-type="string" office:string-value="ルータ8: RTX1200" calcext:value-type="string">
            <text:p>ルータ8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9</text:p>
          </table:table-cell>
          <table:table-cell table:formula="of:=[.E11] &amp; &quot;: &quot; &amp;[.D11]" office:value-type="string" office:string-value="ルータ9: RTX1200" calcext:value-type="string">
            <text:p>ルータ9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10</text:p>
          </table:table-cell>
          <table:table-cell table:formula="of:=[.E12] &amp; &quot;: &quot; &amp;[.D12]" office:value-type="string" office:string-value="ルータ10: RTX1200" calcext:value-type="string">
            <text:p>ルータ10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11</text:p>
          </table:table-cell>
          <table:table-cell table:formula="of:=[.E13] &amp; &quot;: &quot; &amp;[.D13]" office:value-type="string" office:string-value="ルータ11: RTX1200" calcext:value-type="string">
            <text:p>ルータ11: RTX1200</text:p>
          </table:table-cell>
        </table:table-row>
        <table:table-row table:style-name="ro1">
          <table:table-cell/>
          <table:covered-table-cell table:style-name="ce15"/>
          <table:covered-table-cell table:style-name="ce17"/>
          <table:table-cell table:style-name="ce20" office:value-type="string" calcext:value-type="string">
            <text:p>RTX1200</text:p>
          </table:table-cell>
          <table:table-cell table:style-name="ce20" office:value-type="string" calcext:value-type="string">
            <text:p>ルータ12</text:p>
          </table:table-cell>
          <table:table-cell table:style-name="ce20" table:formula="of:=[.E14] &amp; &quot;: &quot; &amp;[.D14]" office:value-type="string" office:string-value="ルータ12: RTX1200" calcext:value-type="string">
            <text:p>ルータ12: RTX12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京都府</text:p>
          </table:table-cell>
          <table:table-cell table:number-columns-repeated="5"/>
        </table:table-row>
        <table:table-row table:style-name="ro1">
          <table:table-cell table:style-name="ce13"/>
          <table:table-cell table:style-name="ce1" office:value-type="string" calcext:value-type="string">
            <text:p>市</text:p>
          </table:table-cell>
          <table:table-cell table:style-name="ce1" office:value-type="string" calcext:value-type="string">
            <text:p>内訳</text:p>
          </table:table-cell>
          <table:table-cell table:style-name="ce1" office:value-type="string" calcext:value-type="string">
            <text:p>ルーター</text:p>
          </table:table-cell>
          <table:table-cell table:style-name="ce1" office:value-type="string" calcext:value-type="string">
            <text:p>ホスト名</text:p>
          </table:table-cell>
          <table:table-cell/>
        </table:table-row>
        <table:table-row table:style-name="ro1">
          <table:table-cell table:style-name="ce1"/>
          <table:table-cell table:style-name="ce14" office:value-type="string" calcext:value-type="string" table:number-columns-spanned="1" table:number-rows-spanned="6">
            <text:p>京都市</text:p>
          </table:table-cell>
          <table:table-cell table:style-name="ce16" office:value-type="string" calcext:value-type="string" table:number-columns-spanned="1" table:number-rows-spanned="6">
            <text:p>ルータ13: RTX1200</text:p>
            <text:p>ルータ14: RTX1200</text:p>
            <text:p>ルータ15: RTX1200</text:p>
            <text:p>ルータ16: RTX1100</text:p>
            <text:p>ルータ17: RTX1200</text:p>
            <text:p>ルータ18: RTX1200</text:p>
          </table:table-cell>
          <table:table-cell table:style-name="ce19" office:value-type="string" calcext:value-type="string">
            <text:p>RTX1200</text:p>
          </table:table-cell>
          <table:table-cell table:style-name="ce19" office:value-type="string" calcext:value-type="string">
            <text:p>ルータ13</text:p>
          </table:table-cell>
          <table:table-cell table:style-name="ce19" table:formula="of:=[.E18] &amp; &quot;: &quot; &amp;[.D18]" office:value-type="string" office:string-value="ルータ13: RTX1200" calcext:value-type="string">
            <text:p>ルータ13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14</text:p>
          </table:table-cell>
          <table:table-cell table:formula="of:=[.E19] &amp; &quot;: &quot; &amp;[.D19]" office:value-type="string" office:string-value="ルータ14: RTX1200" calcext:value-type="string">
            <text:p>ルータ14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15</text:p>
          </table:table-cell>
          <table:table-cell table:formula="of:=[.E20] &amp; &quot;: &quot; &amp;[.D20]" office:value-type="string" office:string-value="ルータ15: RTX1200" calcext:value-type="string">
            <text:p>ルータ15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100</text:p>
          </table:table-cell>
          <table:table-cell office:value-type="string" calcext:value-type="string">
            <text:p>ルータ16</text:p>
          </table:table-cell>
          <table:table-cell table:formula="of:=[.E21] &amp; &quot;: &quot; &amp;[.D21]" office:value-type="string" office:string-value="ルータ16: RTX1100" calcext:value-type="string">
            <text:p>ルータ16: RTX11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17</text:p>
          </table:table-cell>
          <table:table-cell table:formula="of:=[.E22] &amp; &quot;: &quot; &amp;[.D22]" office:value-type="string" office:string-value="ルータ17: RTX1200" calcext:value-type="string">
            <text:p>ルータ17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18</text:p>
          </table:table-cell>
          <table:table-cell table:formula="of:=[.E23] &amp; &quot;: &quot; &amp;[.D23]" office:value-type="string" office:string-value="ルータ18: RTX1200" calcext:value-type="string">
            <text:p>ルータ18: RTX1200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4">
            <text:p>宇治市</text:p>
          </table:table-cell>
          <table:table-cell office:value-type="string" calcext:value-type="string" table:number-columns-spanned="1" table:number-rows-spanned="4">
            <text:p>ルータ19: RTX1200</text:p>
            <text:p>ルータ20: RTX1100</text:p>
            <text:p>ルータ21: RTX1200</text:p>
            <text:p>ルータ22: RTX1200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19</text:p>
          </table:table-cell>
          <table:table-cell table:formula="of:=[.E24] &amp; &quot;: &quot; &amp;[.D24]" office:value-type="string" office:string-value="ルータ19: RTX1200" calcext:value-type="string">
            <text:p>ルータ19: RTX1200</text:p>
          </table:table-cell>
        </table:table-row>
        <table:table-row table:style-name="ro1">
          <table:table-cell table:style-name="ce1"/>
          <table:covered-table-cell table:number-columns-repeated="2"/>
          <table:table-cell office:value-type="string" calcext:value-type="string">
            <text:p>RTX1100</text:p>
          </table:table-cell>
          <table:table-cell office:value-type="string" calcext:value-type="string">
            <text:p>ルータ20</text:p>
          </table:table-cell>
          <table:table-cell table:formula="of:=[.E25] &amp; &quot;: &quot; &amp;[.D25]" office:value-type="string" office:string-value="ルータ20: RTX1100" calcext:value-type="string">
            <text:p>ルータ20: RTX1100</text:p>
          </table:table-cell>
        </table:table-row>
        <table:table-row table:style-name="ro1">
          <table:table-cell table:style-name="ce1"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21</text:p>
          </table:table-cell>
          <table:table-cell table:formula="of:=[.E26] &amp; &quot;: &quot; &amp;[.D26]" office:value-type="string" office:string-value="ルータ21: RTX1200" calcext:value-type="string">
            <text:p>ルータ21: RTX1200</text:p>
          </table:table-cell>
        </table:table-row>
        <table:table-row table:style-name="ro1">
          <table:table-cell table:style-name="ce1"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22</text:p>
          </table:table-cell>
          <table:table-cell table:formula="of:=[.E27] &amp; &quot;: &quot; &amp;[.D27]" office:value-type="string" office:string-value="ルータ22: RTX1200" calcext:value-type="string">
            <text:p>ルータ22: RTX1200</text:p>
          </table:table-cell>
        </table:table-row>
        <table:table-row table:style-name="ro1">
          <table:table-cell table:style-name="ce1"/>
          <table:table-cell table:style-name="ce15" office:value-type="string" calcext:value-type="string">
            <text:p>伊丹市</text:p>
          </table:table-cell>
          <table:table-cell table:style-name="ce17" office:value-type="string" calcext:value-type="string">
            <text:p>ルータ23: RTX1200</text:p>
          </table:table-cell>
          <table:table-cell table:style-name="ce20" office:value-type="string" calcext:value-type="string">
            <text:p>RTX1200</text:p>
          </table:table-cell>
          <table:table-cell table:style-name="ce20" office:value-type="string" calcext:value-type="string">
            <text:p>ルータ23</text:p>
          </table:table-cell>
          <table:table-cell table:style-name="ce20" table:formula="of:=[.E28] &amp; &quot;: &quot; &amp;[.D28]" office:value-type="string" office:string-value="ルータ23: RTX1200" calcext:value-type="string">
            <text:p>ルータ23: RTX1200</text:p>
          </table:table-cell>
        </table:table-row>
        <table:table-row table:style-name="ro1">
          <table:table-cell table:style-name="ce1"/>
          <table:table-cell table:style-name="ce13"/>
          <table:table-cell table:style-name="ce18"/>
          <table:table-cell table:style-name="ce21" table:number-columns-repeated="2"/>
          <table:table-cell/>
        </table:table-row>
        <table:table-row table:style-name="ro1">
          <table:table-cell table:style-name="ce1" office:value-type="string" calcext:value-type="string">
            <text:p>兵庫県</text:p>
          </table:table-cell>
          <table:table-cell table:style-name="ce13"/>
          <table:table-cell table:style-name="ce18"/>
          <table:table-cell table:style-name="ce21" table:number-columns-repeated="2"/>
          <table:table-cell/>
        </table:table-row>
        <table:table-row table:style-name="ro1">
          <table:table-cell table:style-name="ce13"/>
          <table:table-cell table:style-name="ce1" office:value-type="string" calcext:value-type="string">
            <text:p>市</text:p>
          </table:table-cell>
          <table:table-cell table:style-name="ce1" office:value-type="string" calcext:value-type="string">
            <text:p>内訳</text:p>
          </table:table-cell>
          <table:table-cell table:style-name="ce1" office:value-type="string" calcext:value-type="string">
            <text:p>ルーター</text:p>
          </table:table-cell>
          <table:table-cell table:style-name="ce1" office:value-type="string" calcext:value-type="string">
            <text:p>ホスト名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 table:number-columns-spanned="1" table:number-rows-spanned="6">
            <text:p>宝塚市</text:p>
          </table:table-cell>
          <table:table-cell table:style-name="ce16" office:value-type="string" calcext:value-type="string" table:number-columns-spanned="1" table:number-rows-spanned="6">
            <text:p>ルータ24: RTX1200</text:p>
            <text:p>ルータ25: RTX1200</text:p>
            <text:p>ルータ26: RTX1100</text:p>
            <text:p>ルータ27: RTX1200</text:p>
            <text:p>ルータ28: RTX1200</text:p>
            <text:p>ルータ29: RTX1200</text:p>
          </table:table-cell>
          <table:table-cell table:style-name="ce19" office:value-type="string" calcext:value-type="string">
            <text:p>RTX1200</text:p>
          </table:table-cell>
          <table:table-cell table:style-name="ce19" office:value-type="string" calcext:value-type="string">
            <text:p>ルータ24</text:p>
          </table:table-cell>
          <table:table-cell table:style-name="ce19" table:formula="of:=[.E32] &amp; &quot;: &quot; &amp;[.D32]" office:value-type="string" office:string-value="ルータ24: RTX1200" calcext:value-type="string">
            <text:p>ルータ24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25</text:p>
          </table:table-cell>
          <table:table-cell table:formula="of:=[.E33] &amp; &quot;: &quot; &amp;[.D33]" office:value-type="string" office:string-value="ルータ25: RTX1200" calcext:value-type="string">
            <text:p>ルータ25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100</text:p>
          </table:table-cell>
          <table:table-cell office:value-type="string" calcext:value-type="string">
            <text:p>ルータ26</text:p>
          </table:table-cell>
          <table:table-cell table:formula="of:=[.E34] &amp; &quot;: &quot; &amp;[.D34]" office:value-type="string" office:string-value="ルータ26: RTX1100" calcext:value-type="string">
            <text:p>ルータ26: RTX11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27</text:p>
          </table:table-cell>
          <table:table-cell table:formula="of:=[.E35] &amp; &quot;: &quot; &amp;[.D35]" office:value-type="string" office:string-value="ルータ27: RTX1200" calcext:value-type="string">
            <text:p>ルータ27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28</text:p>
          </table:table-cell>
          <table:table-cell table:formula="of:=[.E36] &amp; &quot;: &quot; &amp;[.D36]" office:value-type="string" office:string-value="ルータ28: RTX1200" calcext:value-type="string">
            <text:p>ルータ28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29</text:p>
          </table:table-cell>
          <table:table-cell table:formula="of:=[.E37] &amp; &quot;: &quot; &amp;[.D37]" office:value-type="string" office:string-value="ルータ29: RTX1200" calcext:value-type="string">
            <text:p>ルータ29: RTX1200</text:p>
          </table:table-cell>
        </table:table-row>
        <table:table-row table:style-name="ro1">
          <table:table-cell/>
          <table:table-cell table:style-name="ce15" office:value-type="string" calcext:value-type="string" table:number-columns-spanned="1" table:number-rows-spanned="5">
            <text:p>神戸市</text:p>
          </table:table-cell>
          <table:table-cell table:style-name="ce17" office:value-type="string" calcext:value-type="string" table:number-columns-spanned="1" table:number-rows-spanned="5">
            <text:p>ルータ30: RTX1200</text:p>
            <text:p>ルータ31: RTX1200</text:p>
            <text:p>ルータ32: RTX1200</text:p>
            <text:p>ルータ33: RTX1200</text:p>
            <text:p>ルータ34: RTX1200</text:p>
          </table:table-cell>
          <table:table-cell office:value-type="string" calcext:value-type="string">
            <text:p>RTX1200</text:p>
          </table:table-cell>
          <table:table-cell office:value-type="string" calcext:value-type="string">
            <text:p>ルータ30</text:p>
          </table:table-cell>
          <table:table-cell table:formula="of:=[.E38] &amp; &quot;: &quot; &amp;[.D38]" office:value-type="string" office:string-value="ルータ30: RTX1200" calcext:value-type="string">
            <text:p>ルータ30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31</text:p>
          </table:table-cell>
          <table:table-cell table:formula="of:=[.E39] &amp; &quot;: &quot; &amp;[.D39]" office:value-type="string" office:string-value="ルータ31: RTX1200" calcext:value-type="string">
            <text:p>ルータ31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32</text:p>
          </table:table-cell>
          <table:table-cell table:formula="of:=[.E40] &amp; &quot;: &quot; &amp;[.D40]" office:value-type="string" office:string-value="ルータ32: RTX1200" calcext:value-type="string">
            <text:p>ルータ32: RTX1200</text:p>
          </table:table-cell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TX1200</text:p>
          </table:table-cell>
          <table:table-cell office:value-type="string" calcext:value-type="string">
            <text:p>ルータ33</text:p>
          </table:table-cell>
          <table:table-cell table:formula="of:=[.E41] &amp; &quot;: &quot; &amp;[.D41]" office:value-type="string" office:string-value="ルータ33: RTX1200" calcext:value-type="string">
            <text:p>ルータ33: RTX1200</text:p>
          </table:table-cell>
        </table:table-row>
        <table:table-row table:style-name="ro1">
          <table:table-cell/>
          <table:covered-table-cell table:style-name="ce15"/>
          <table:covered-table-cell table:style-name="ce17"/>
          <table:table-cell table:style-name="ce20" office:value-type="string" calcext:value-type="string">
            <text:p>RTX1200</text:p>
          </table:table-cell>
          <table:table-cell table:style-name="ce20" office:value-type="string" calcext:value-type="string">
            <text:p>ルータ34</text:p>
          </table:table-cell>
          <table:table-cell table:style-name="ce20" table:formula="of:=[.E42] &amp; &quot;: &quot; &amp;[.D42]" office:value-type="string" office:string-value="ルータ34: RTX1200" calcext:value-type="string">
            <text:p>ルータ34: RTX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00/00/00</text:date>, <text:time style:data-style-name="N2" text:time-value="21:07:48.43871193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5:49:33.482158109</meta:creation-date>
    <dc:date>2014-07-22T21:08:12.055100741</dc:date>
    <meta:editing-duration>PT29M51S</meta:editing-duration>
    <meta:editing-cycles>11</meta:editing-cycles>
    <meta:generator>LibreOffice/4.2.4.2$Linux_X86_64 LibreOffice_project/420m0$Build-2</meta:generator>
    <meta:document-statistic meta:table-count="3" meta:cell-count="399" meta:object-count="0"/>
  </office:meta>
</office:document-meta>
</file>